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30000000E11BF7AB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fr1" style:family="graphic" style:parent-style-name="Graphics">
      <style:graphic-properties fo:margin-left="0.1252in" fo:margin-right="0.1252in" fo:margin-top="0in" fo:margin-bottom="0in"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P1"><draw:frame draw:style-name="fr1" text:anchor-type="char" svg:x="3.1811in" svg:y="0.1846in" svg:width="2.6929in" svg:height="1.95in" draw:z-index="0"><draw:image xlink:href="Pictures/1000000000000130000000E11BF7ABEB.png" xlink:type="simple" xlink:show="embed" xlink:actuate="onLoad"/><draw:contour-polygon svg:width="289px" svg:height="222px" svg:viewBox="0 0 289 222" draw:points="1,1 1,2 1,3 1,4 1,5 1,6 1,7 1,8 1,9 1,10 1,11 1,12 1,13 2,14 1,15 1,16 1,17 1,18 1,19 1,20 1,21 1,22 2,23 1,24 1,25 1,26 1,27 1,28 1,29 1,30 1,31 1,32 1,33 1,34 2,35 1,36 1,37 1,38 1,39 1,40 1,41 1,42 1,43 1,44 1,45 1,46 2,47 1,48 1,49 1,50 1,51 1,52 1,53 1,54 1,55 2,56 1,57 1,58 1,59 1,60 1,61 1,62 1,63 1,64 1,65 1,66 1,67 2,68 1,69 1,70 1,71 1,72 1,73 1,74 1,75 1,76 1,77 1,78 1,79 2,80 1,81 1,82 1,83 1,84 1,85 1,86 1,87 1,88 2,89 1,90 1,91 1,92 1,93 1,94 1,95 1,96 1,97 1,98 1,99 1,100 1,101 2,102 1,103 1,104 1,105 1,106 1,107 1,108 1,109 1,110 2,111 1,112 1,113 1,114 1,115 1,116 1,117 1,118 1,119 1,120 1,121 1,122 2,123 1,124 1,125 1,126 1,127 1,128 1,129 1,130 1,131 1,132 1,133 1,134 2,135 1,136 1,137 1,138 1,139 1,140 1,141 1,142 1,143 2,144 1,145 1,146 1,147 1,148 1,149 1,150 1,151 1,152 1,153 1,154 1,155 2,156 1,157 1,158 1,159 1,160 1,161 1,162 1,163 1,164 1,165 1,166 1,167 1,168 1,169 1,170 1,171 1,172 1,173 1,174 1,175 1,176 2,177 1,178 1,179 1,180 1,181 1,182 1,183 1,184 1,185 1,186 1,187 1,188 1,189 1,190 1,191 1,192 1,193 1,194 1,195 1,196 1,197 1,198 1,199 1,200 1,201 1,202 1,203 1,204 1,205 1,206 1,207 1,208 1,209 1,210 1,211 1,212 1,213 1,214 1,215 1,216 1,217 1,218 1,219 1,220 1,221 1,222 1,223 2,223 2,222 2,221 2,220 2,219 2,218 2,217 2,216 2,215 2,214 2,213 2,212 2,211 2,210 145,209 146,208 281,207 285,206 286,205 287,204 288,203 289,202 289,201 289,200 290,199 290,198 290,197 290,196 289,195 289,194 289,193 288,192 287,191 287,190 288,189 288,188 288,187 288,186 288,185 288,184 288,183 287,182 287,181 286,180 284,179 8,178 8,177 6,176 3,175 2,174 2,173 2,172 285,171 286,170 287,169 287,168 287,167 287,166 287,165 287,164 286,163 285,162 2,161 2,160 2,159 3,158 4,157 4,156 4,155 3,154 2,153 2,152 2,151 2,150 2,149 2,148 2,147 3,146 4,145 4,144 4,143 3,142 2,141 2,140 2,139 2,138 3,137 4,136 11,135 12,134 13,133 23,132 24,131 25,130 29,129 30,128 31,127 38,126 39,125 40,124 48,123 49,122 50,121 57,120 58,119 59,118 66,117 67,116 68,115 72,114 73,113 74,112 81,111 82,110 83,109 87,108 88,107 89,106 96,105 97,104 98,103 102,102 103,101 104,100 104,99 108,98 109,97 110,96 117,95 118,94 119,93 123,92 124,91 125,90 129,89 130,88 131,87 135,86 136,85 137,84 145,83 146,82 147,81 151,80 152,79 153,78 157,77 158,76 159,75 163,74 164,73 165,72 169,71 170,70 171,69 175,68 176,67 177,66 181,65 182,64 183,63 187,62 188,61 189,60 193,59 194,58 195,57 199,56 200,55 201,54 205,53 206,52 207,51 208,50 209,49 210,48 214,47 215,46 216,45 220,44 221,43 222,42 226,41 227,40 228,39 232,38 233,37 234,36 238,35 239,34 240,33 242,32 243,31 244,30 248,29 249,28 250,27 254,26 255,25 256,24 257,23 258,22 259,21 263,20 264,19 265,18 269,17 270,16 271,15 272,14 273,13 274,12 278,11 279,10 280,9 284,8 285,7 286,6 286,5 286,4 285,3 2,2 2,1" draw:recreate-on-edit="true"/></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arry Minemyer</meta:initial-creator>
    <meta:creation-date>2014-12-23T10:41:57.66</meta:creation-date>
    <meta:document-statistic meta:table-count="0" meta:image-count="1" meta:object-count="0" meta:page-count="1" meta:paragraph-count="0" meta:word-count="0" meta:character-count="0"/>
    <dc:date>2014-12-23T10:42:41.42</dc:date>
    <dc:creator>Barry Minemyer</dc:creator>
    <meta:editing-duration>PT44S</meta:editing-duration>
    <meta:editing-cycles>1</meta:editing-cycles>
    <meta:generator>OpenOffice/4.1.1$Win32 OpenOffice.org_project/411m6$Build-9775</meta:generator>
  </office:meta>
</office:document-meta>
</file>